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/C Eurocompte Asso Confort</text:p>
      <text:p text:style-name="Standard">ETSY BABEKO POUR LA DIGNITE DES</text:p>
      <text:p text:style-name="Standard">RIB</text:p>
      <text:p text:style-name="Standard">10278 08971 00021266201 82</text:p>
      <text:p text:style-name="Standard">IBAN</text:p>
      <text:p text:style-name="Standard">FR76 1027 8089 7100 0212 6620 182</text:p>
      <text:p text:style-name="Standard">BIC</text:p>
      <text:p text:style-name="Standard">CMCIFR2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4:31:26.507338700</meta:creation-date>
    <dc:date>2025-11-29T14:33:31.730459600</dc:date>
    <meta:editing-duration>PT2M6S</meta:editing-duration>
    <meta:editing-cycles>1</meta:editing-cycles>
    <meta:document-statistic meta:table-count="0" meta:image-count="0" meta:object-count="0" meta:page-count="1" meta:paragraph-count="8" meta:word-count="25" meta:character-count="135" meta:non-whitespace-character-count="118"/>
    <meta:generator>LibreOffice/25.2.4.3$Windows_X86_64 LibreOffice_project/33e196637044ead23f5c3226cde09b47731f7e27</meta:generator>
  </office:meta>
</office:document-meta>
</file>